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d5d5d5" fo:background-color="#ececec" style:text-align-source="fix" style:repeat-content="false" fo:border-left="none" fo:border-right="0.0138in solid #d5d5d5" fo:border-top="0.0138in solid #d5d5d5"/>
      <style:paragraph-properties fo:text-align="end"/>
      <style:text-properties fo:color="#434343" style:text-outline="false" style:text-line-through-styl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cecec" fo:border="0.0138in solid #d5d5d5"/>
      <style:text-properties fo:color="#434343" style:text-outline="false" style:text-line-through-styl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Grande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138in solid #d5d5d5"/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5" table:default-cell-style-name="ce3"/>
        <table:table-row table:style-name="ro1">
          <table:table-cell office:value-type="string">
            <text:p>row </text:p>
          </table:table-cell>
          <table:table-cell table:style-name="ce2" office:value-type="string">
            <text:p>visitor_ab</text:p>
          </table:table-cell>
          <table:table-cell table:style-name="ce2" office:value-type="string">
            <text:p>home_ab</text:p>
          </table:table-cell>
          <table:table-cell table:style-name="ce2" office:value-type="string">
            <text:p>visitor_hr</text:p>
          </table:table-cell>
          <table:table-cell table:style-name="ce2" office:value-type="string">
            <text:p>home_hr</text:p>
          </table:table-cell>
          <table:table-cell table:style-name="ce2" office:value-type="string">
            <text:p>visitor_h</text:p>
          </table:table-cell>
          <table:table-cell table:style-name="ce2" office:value-type="string">
            <text:p>home_h</text:p>
          </table:table-cell>
          <table:table-cell table:style-name="ce2" office:value-type="string">
            <text:p>visitor_2b</text:p>
          </table:table-cell>
          <table:table-cell table:style-name="ce2" office:value-type="string">
            <text:p>home_2b</text:p>
          </table:table-cell>
          <table:table-cell table:style-name="ce2" office:value-type="string">
            <text:p>visitor_3b</text:p>
          </table:table-cell>
          <table:table-cell table:style-name="ce2" office:value-type="string">
            <text:p>home_3b</text:p>
          </table:table-cell>
          <table:table-cell table:style-name="ce2" office:value-type="string">
            <text:p>visitor_bb</text:p>
          </table:table-cell>
          <table:table-cell table:style-name="ce2" office:value-type="string">
            <text:p>home_bb</text:p>
          </table:table-cell>
          <table:table-cell table:style-name="ce2" office:value-type="string">
            <text:p>home</text:p>
          </table:table-cell>
          <table:table-cell table:style-name="ce2" office:value-type="string">
            <text:p>visitor</text:p>
          </table:table-cell>
          <table:table-cell table:style-name="ce2" office:value-type="string">
            <text:p>ye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SF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CI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EX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D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H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L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OL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O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CLE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OAK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DET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BA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TEX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IN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PHI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TOR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TOR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HI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F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WAS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Y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E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TB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X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IT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PHI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L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Y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RI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HI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F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NY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OAK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LO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OAK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TL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T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LE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2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PHI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TL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T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2"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E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B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AS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PIT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AS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Y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B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LA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L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OL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NA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N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I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OAK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E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CH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L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SD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DET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KC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TB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EX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S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FLO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U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S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YA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AK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EA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WA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OS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number-columns-repeated="2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YA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AK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EA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TL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number-columns-repeated="2"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OU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S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YA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OAK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EA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RI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OL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IL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NYN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MIN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B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RI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N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COL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L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HI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NA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EX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OR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IT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D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CLE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T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number-columns-repeated="2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AS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ET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number-columns-repeated="2"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number-columns-repeated="2"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EA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IT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LN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S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CHA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ET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OR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TL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ET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E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TL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DET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CIN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OS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HA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DET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EA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LO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SDN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LN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YA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EX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MI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B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LO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AN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MI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B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string">
            <text:p>SF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LO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HOU</text:p>
          </table:table-cell>
          <table:table-cell office:value-type="string">
            <text:p>CH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O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YN</text:p>
          </table:table-cell>
          <table:table-cell office:value-type="string">
            <text:p>PH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AS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KC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AK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TBA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RI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N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OL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IT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NA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L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LE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NYA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BA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I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HN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OL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IL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PHI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IT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F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NA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BAL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LE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number-columns-repeated="2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BA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OR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I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N</text:p>
          </table:table-cell>
          <table:table-cell office:value-type="string">
            <text:p>M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OL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L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HI</text:p>
          </table:table-cell>
          <table:table-cell office:value-type="string">
            <text:p>B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PIT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F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NA</text:p>
          </table:table-cell>
          <table:table-cell office:value-type="string">
            <text:p>SD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BAL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LE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CI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NYA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TBA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EX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F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O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F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LN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L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S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LE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CA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I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NYA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EX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CHN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HI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D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FN</text:p>
          </table:table-cell>
          <table:table-cell office:value-type="string">
            <text:p>AN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LN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L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BOS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LE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KCA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MI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EX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N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IN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L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PHI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DN</text:p>
          </table:table-cell>
          <table:table-cell office:value-type="string">
            <text:p>SE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LN</text:p>
          </table:table-cell>
          <table:table-cell office:value-type="string">
            <text:p>DE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L</text:p>
          </table:table-cell>
          <table:table-cell office:value-type="string">
            <text:p>NY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BOS</text:p>
          </table:table-cell>
          <table:table-cell office:value-type="string">
            <text:p>FL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CA</text:p>
          </table:table-cell>
          <table:table-cell office:value-type="string">
            <text:p>AR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NYA</text:p>
          </table:table-cell>
          <table:table-cell office:value-type="string">
            <text:p>WA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EX</text:p>
          </table:table-cell>
          <table:table-cell office:value-type="string">
            <text:p>HOU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HN</text:p>
          </table:table-cell>
          <table:table-cell office:value-type="string">
            <text:p>CL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CH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OL</text:p>
          </table:table-cell>
          <table:table-cell office:value-type="string">
            <text:p>PI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LO</text:p>
          </table:table-cell>
          <table:table-cell office:value-type="string">
            <text:p>NY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YN</text:p>
          </table:table-cell>
          <table:table-cell office:value-type="string">
            <text:p>TB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HI</text:p>
          </table:table-cell>
          <table:table-cell office:value-type="string">
            <text:p>BA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DN</text:p>
          </table:table-cell>
          <table:table-cell office:value-type="string">
            <text:p>OAK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FN</text:p>
          </table:table-cell>
          <table:table-cell office:value-type="string">
            <text:p>TEX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WAS</text:p>
          </table:table-cell>
          <table:table-cell office:value-type="string">
            <text:p>TO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ANA</text:p>
          </table:table-cell>
          <table:table-cell office:value-type="string">
            <text:p>LAN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OS</text:p>
          </table:table-cell>
          <table:table-cell office:value-type="string">
            <text:p>AT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T</text:p>
          </table:table-cell>
          <table:table-cell office:value-type="string">
            <text:p>MI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KCA</text:p>
          </table:table-cell>
          <table:table-cell office:value-type="string">
            <text:p>SLN</text:p>
          </table:table-cell>
          <table:table-cell office:value-type="float" office:value="2009">
            <text:p>2009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named-expressions>
        <table:named-range table:name="data" table:base-cell-address="$Sheet1.$E$1" table:cell-range-address="$Sheet1.$A$2:.$AMJ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7/12/2014</text:date>, <text:time>20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Hoar</meta:initial-creator>
    <meta:creation-date>2014-07-12T20:11:21</meta:creation-date>
    <dc:date>2014-07-12T20:15:27</dc:date>
    <dc:creator>Mark Hoar</dc:creator>
    <meta:editing-duration>PT4M10S</meta:editing-duration>
    <meta:editing-cycles>1</meta:editing-cycles>
    <meta:document-statistic meta:table-count="3" meta:cell-count="16016" meta:object-count="0"/>
    <meta:generator>OpenOffice/4.0.1$Unix OpenOffice.org_project/401m5$Build-9714</meta:generator>
  </office:meta>
</office:document-meta>
</file>